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25cm" table:align="right"/>
    </style:style>
    <style:style style:name="Tableau2.A" style:family="table-column">
      <style:table-column-properties style:column-width="4.207cm"/>
    </style:style>
    <style:style style:name="Tableau2.B" style:family="table-column">
      <style:table-column-properties style:column-width="4.26cm"/>
    </style:style>
    <style:style style:name="Tableau2.C" style:family="table-column">
      <style:table-column-properties style:column-width="4.233cm"/>
    </style:style>
    <style:style style:name="Tableau2.D" style:family="table-column">
      <style:table-column-properties style:column-width="4.225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b2b2b2" fo:padding="0.097cm" fo:border-left="0.05pt solid #000000" fo:border-right="none" fo:border-top="none" fo:border-bottom="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5" style:family="paragraph" style:parent-style-name="Standard">
      <style:paragraph-properties fo:margin-top="0cm" fo:margin-bottom="0cm" loext:contextual-spacing="false"/>
      <style:text-properties fo:font-size="11pt" style:font-size-asian="11pt" style:font-size-complex="11pt"/>
    </style:style>
    <style:style style:name="P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bdb69"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2d9b8" officeooo:paragraph-rsid="0052a76d"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82d9b8" officeooo:paragraph-rsid="0052a76d"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36514" officeooo:paragraph-rsid="0052a76d"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53536"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4d88c"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81228"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8ccc1"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9d1f7"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d6700"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b692c"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cc2bf"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5369a2"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22887b"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2887b"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1ab0f5"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d299c"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dd582"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2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size-asian="11pt" style:font-weight-asian="normal" style:font-size-complex="11pt"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name-asian="Calibri-Bold" style:font-size-asian="11pt" style:font-weight-asian="normal" style:font-name-complex="Calibri-Bold" style:font-size-complex="11pt" style:font-weight-complex="normal"/>
    </style:style>
    <style:style style:name="P2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44a17c" officeooo:paragraph-rsid="0044a17c" style:font-name-asian="Calibri-Bold" style:font-size-asian="12pt" style:font-style-asian="normal" style:font-weight-asian="bold" style:font-name-complex="Calibri-Bold" style:font-size-complex="12pt" style:font-style-complex="normal" style:font-weight-complex="bold"/>
    </style:style>
    <style:style style:name="P29" style:family="paragraph" style:parent-style-name="Standard">
      <style:paragraph-properties fo:margin-top="0cm" fo:margin-bottom="0cm" loext:contextual-spacing="false" fo:text-align="justify" style:justify-single-word="false"/>
      <style:text-properties fo:color="#000000" style:font-name="Calibri" fo:font-size="12pt" fo:font-style="normal" style:text-underline-style="none" fo:font-weight="bold" officeooo:rsid="005369a2" officeooo:paragraph-rsid="005369a2" style:font-name-asian="Calibri-Bold" style:font-size-asian="12pt" style:font-style-asian="normal" style:font-weight-asian="bold" style:font-name-complex="Calibri-Bold" style:font-size-complex="12pt" style:font-style-complex="normal" style:font-weight-complex="bold"/>
    </style:style>
    <style:style style:name="P30" style:family="paragraph" style:parent-style-name="Standard">
      <style:paragraph-properties fo:margin-top="0cm" fo:margin-bottom="0cm" loext:contextual-spacing="false" fo:text-align="justify" style:justify-single-word="false"/>
      <style:text-properties fo:color="#000000" style:font-name="Calibri" fo:font-size="12pt" fo:font-style="normal" style:text-underline-style="none" fo:font-weight="normal" officeooo:rsid="0044a17c" officeooo:paragraph-rsid="0044a17c" style:font-name-asian="Calibri-Bold" style:font-size-asian="12pt" style:font-style-asian="normal" style:font-weight-asian="normal" style:font-name-complex="Calibri-Bold" style:font-size-complex="12pt"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45c61f" officeooo:paragraph-rsid="005369a2" style:font-name-asian="Calibri-Bold" style:font-size-asian="12pt" style:font-style-asian="normal" style:font-weight-asian="normal" style:font-name-complex="Calibri-Bold" style:font-size-complex="12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0.5pt" fo:font-style="normal" style:text-underline-style="none" fo:font-weight="normal" officeooo:rsid="0055413d" officeooo:paragraph-rsid="0055413d" style:font-name-asian="Calibri-Bold" style:font-size-asian="10.5pt" style:font-style-asian="normal" style:font-weight-asian="normal" style:font-name-complex="Calibri-Bold" style:font-size-complex="10.5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0.5pt" fo:font-style="normal" style:text-underline-style="none" fo:font-weight="normal" officeooo:rsid="00556eba" officeooo:paragraph-rsid="00556eba" style:font-name-asian="Calibri-Bold" style:font-size-asian="10.5pt" style:font-style-asian="normal" style:font-weight-asian="normal" style:font-name-complex="Calibri-Bold" style:font-size-complex="10.5pt" style:font-style-complex="normal" style:font-weight-complex="normal"/>
    </style:style>
    <style:style style:name="P34"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35" style:family="paragraph" style:parent-style-name="Table_20_Contents">
      <style:paragraph-properties fo:margin-top="0cm" fo:margin-bottom="0cm" loext:contextual-spacing="false" fo:text-align="start" style:justify-single-word="false" style:shadow="none">
        <style:tab-stops>
          <style:tab-stop style:position="9.948cm"/>
        </style:tab-stops>
      </style:paragraph-properties>
      <style:text-properties officeooo:paragraph-rsid="0052a76d"/>
    </style:style>
    <style:style style:name="P36" style:family="paragraph" style:parent-style-name="Table_20_Contents">
      <style:paragraph-properties fo:text-align="justify" style:justify-single-word="false"/>
      <style:text-properties style:font-name="Calibri" fo:font-size="11pt" style:font-size-asian="11pt" style:font-size-complex="11pt"/>
    </style:style>
    <style:style style:name="P37"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38"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39" style:family="paragraph" style:parent-style-name="Table_20_Contents">
      <style:paragraph-properties fo:text-align="start" style:justify-single-word="false"/>
      <style:text-properties style:font-name="Calibri" fo:font-size="11pt" style:font-size-asian="11pt" style:font-size-complex="11pt"/>
    </style:style>
    <style:style style:name="P40"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41"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42" style:family="paragraph" style:parent-style-name="Table_20_Contents">
      <style:text-properties officeooo:rsid="0055413d" officeooo:paragraph-rsid="0055413d"/>
    </style:style>
    <style:style style:name="P43" style:family="paragraph" style:parent-style-name="Table_20_Contents">
      <style:paragraph-properties fo:text-align="center" style:justify-single-word="false"/>
      <style:text-properties fo:font-weight="bold" officeooo:rsid="0055413d" officeooo:paragraph-rsid="0055413d" style:font-weight-asian="bold" style:font-weight-complex="bold"/>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fo:font-style="normal" style:text-underline-style="none" fo:font-weight="normal" officeooo:rsid="006e9fe6" officeooo:paragraph-rsid="003d6ddc"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5369a2"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22887b"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42d552" style:font-size-asian="11pt" style:font-weight-asian="bold" style:font-size-complex="11pt" style:font-weight-complex="bold"/>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2pt" fo:font-style="normal" style:text-underline-style="none" fo:font-weight="bold" officeooo:rsid="005369a2" officeooo:paragraph-rsid="005369a2" style:font-name-asian="Calibri-Bold" style:font-size-asian="12pt" style:font-style-asian="normal" style:font-weight-asian="bold" style:font-name-complex="Calibri-Bold" style:font-size-complex="12pt" style:font-style-complex="normal" style:font-weight-complex="bold"/>
    </style:style>
    <style:style style:name="P53" style:family="paragraph" style:parent-style-name="Standard">
      <style:paragraph-properties fo:text-align="center" style:justify-single-word="false" fo:padding="0.049cm" fo:border="0.06pt solid #000000" style:shadow="none"/>
    </style:style>
    <style:style style:name="P54"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22887b"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list-style-name="L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36514" officeooo:paragraph-rsid="0052a76d" style:font-name-asian="Calibri-Bold" style:font-size-asian="11pt" style:font-style-asian="normal" style:font-weight-asian="normal" style:font-name-complex="Calibri-Bold" style:font-size-complex="11pt" style:font-style-complex="normal" style:font-weight-complex="normal"/>
    </style:style>
    <style:style style:name="P56" style:family="paragraph" style:parent-style-name="Standard" style:list-style-name="L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516f1" officeooo:paragraph-rsid="0052a76d" style:font-name-asian="Calibri-Bold" style:font-size-asian="11pt" style:font-style-asian="normal" style:font-weight-asian="normal" style:font-name-complex="Calibri-Bold" style:font-size-complex="11pt" style:font-style-complex="normal" style:font-weight-complex="normal"/>
    </style:style>
    <style:style style:name="P57"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81228"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58" style:family="paragraph" style:parent-style-name="Standard" style:list-style-name="L4">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8ccc1"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59" style:family="paragraph" style:parent-style-name="Standard" style:list-style-name="L5">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89d1f7"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369a2" officeooo:paragraph-rsid="0047511e" style:font-name-asian="Calibri-Bold" style:font-size-asian="11pt" style:font-weight-asian="normal" style:font-name-complex="Calibri-Bold" style:font-size-complex="11pt" style:font-weight-complex="normal"/>
    </style:style>
    <style:style style:name="P61" style:family="paragraph" style:parent-style-name="Standard" style:list-style-name="L7">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369a2" officeooo:paragraph-rsid="005369a2" style:font-name-asian="Calibri-Bold" style:font-size-asian="11pt" style:font-weight-asian="normal" style:font-name-complex="Calibri-Bold" style:font-size-complex="11pt" style:font-weight-complex="normal"/>
    </style:style>
    <style:style style:name="P6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369a2" officeooo:paragraph-rsid="005369a2" style:font-name-asian="Calibri-Bold" style:font-size-asian="11pt" style:font-weight-asian="normal" style:font-name-complex="Calibri-Bold" style:font-size-complex="11pt" style:font-weight-complex="normal"/>
    </style:style>
    <style:style style:name="P63"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officeooo:rsid="005369a2" officeooo:paragraph-rsid="005369a2"/>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5369a2"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66"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34ca49" officeooo:paragraph-rsid="0052a76d" style:font-size-asian="11pt" style:font-weight-asian="normal" style:font-size-complex="11pt" style:font-weight-complex="normal"/>
    </style:style>
    <style:style style:name="P67"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361f7e" officeooo:paragraph-rsid="0052a76d" style:font-size-asian="11pt" style:font-weight-asian="normal" style:font-size-complex="11pt" style:font-weight-complex="normal"/>
    </style:style>
    <style:style style:name="P68"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fo:color="#000000" style:font-name="Calibri" fo:font-size="11pt" fo:font-style="normal" style:text-underline-style="none" fo:font-weight="normal" officeooo:rsid="00152a1d" officeooo:paragraph-rsid="0052a76d" style:font-name-asian="TTE1C28908t00" style:font-size-asian="11pt" style:font-style-asian="normal" style:font-weight-asian="normal" style:font-name-complex="TTE1C28908t00" style:font-size-complex="11pt" style:font-style-complex="normal" style:font-weight-complex="normal"/>
    </style:style>
    <style:style style:name="P69" style:family="paragraph" style:parent-style-name="Heading_20_2">
      <style:paragraph-properties fo:margin-top="0cm" fo:margin-bottom="0cm" loext:contextual-spacing="false"/>
      <style:text-properties fo:font-size="11pt" officeooo:rsid="0053bd66" officeooo:paragraph-rsid="0052a76d" style:font-size-asian="11pt" style:font-size-complex="11pt"/>
    </style:style>
    <style:style style:name="P70"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officeooo:rsid="005369a2" officeooo:paragraph-rsid="005369a2"/>
    </style:style>
    <style:style style:name="P71"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5369a2" officeooo:paragraph-rsid="005369a2" style:font-name-asian="Calibri-Bold" style:font-size-asian="12pt" style:font-style-asian="normal" style:font-weight-asian="bold" style:font-name-complex="Calibri-Bold" style:font-size-complex="12pt" style:font-style-complex="normal" style:font-weight-complex="bold"/>
    </style:style>
    <style:style style:name="T1" style:family="text">
      <style:text-properties officeooo:rsid="0053bd66"/>
    </style:style>
    <style:style style:name="T2" style:family="text">
      <style:text-properties officeooo:rsid="002ea94b"/>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officeooo:rsid="0036c900" style:font-weight-asian="normal" style:font-weight-complex="normal"/>
    </style:style>
    <style:style style:name="T7" style:family="text">
      <style:text-properties style:text-underline-style="none" fo:font-weight="normal" officeooo:rsid="0052a76d"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dcb36" style:font-weight-asian="bold" style:font-weight-complex="bold"/>
    </style:style>
    <style:style style:name="T10" style:family="text">
      <style:text-properties fo:font-weight="bold" officeooo:rsid="0052a76d" style:font-weight-asian="bold" style:font-weight-complex="bold"/>
    </style:style>
    <style:style style:name="T11" style:family="text">
      <style:text-properties fo:font-weight="bold" style:font-name-asian="Calibri-Bold" style:font-weight-asian="bold" style:font-name-complex="Calibri-Bold" style:font-weight-complex="bold"/>
    </style:style>
    <style:style style:name="T12" style:family="text">
      <style:text-properties fo:font-weight="bold" officeooo:rsid="005369a2" style:font-name-asian="Calibri-Bold" style:font-weight-asian="bold" style:font-name-complex="Calibri-Bold" style:font-weight-complex="bold"/>
    </style:style>
    <style:style style:name="T13" style:family="text">
      <style:text-properties officeooo:rsid="002dcb36"/>
    </style:style>
    <style:style style:name="T14" style:family="text">
      <style:text-properties officeooo:rsid="0036c900"/>
    </style:style>
    <style:style style:name="T15" style:family="text">
      <style:text-properties fo:font-weight="normal" officeooo:rsid="006e9fe6" style:font-weight-asian="normal" style:font-weight-complex="normal"/>
    </style:style>
    <style:style style:name="T16" style:family="text">
      <style:text-properties fo:font-weight="normal" officeooo:rsid="003d6ddc" style:font-weight-asian="normal" style:font-weight-complex="normal"/>
    </style:style>
    <style:style style:name="T17" style:family="text">
      <style:text-properties fo:font-weight="normal" officeooo:rsid="0042d552" style:font-weight-asian="normal" style:font-weight-complex="normal"/>
    </style:style>
    <style:style style:name="T18" style:family="text">
      <style:text-properties fo:font-weight="normal" officeooo:rsid="0052a76d" style:font-weight-asian="normal" style:font-weight-complex="normal"/>
    </style:style>
    <style:style style:name="T19" style:family="text">
      <style:text-properties style:font-name-asian="Calibri-Bold" style:font-name-complex="Calibri-Bold"/>
    </style:style>
    <style:style style:name="T20" style:family="text">
      <style:text-properties officeooo:rsid="003cf96e"/>
    </style:style>
    <style:style style:name="T21"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22"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23" style:family="text">
      <style:text-properties fo:font-style="normal" fo:font-weight="normal" officeooo:rsid="0052a76d" style:font-name-asian="Calibri-Bold" style:font-style-asian="normal" style:font-weight-asian="normal" style:font-name-complex="Calibri-Bold" style:font-style-complex="normal" style:font-weight-complex="normal"/>
    </style:style>
    <style:style style:name="T24" style:family="text">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T25" style:family="text">
      <style:text-properties fo:color="#000000" style:font-name="Calibri" fo:font-size="12pt" fo:font-style="normal" style:text-underline-style="none" fo:font-weight="bold" officeooo:rsid="0044a17c" style:font-name-asian="Calibri-Bold" style:font-size-asian="12pt" style:font-style-asian="normal" style:font-weight-asian="bold" style:font-name-complex="Calibri-Bold" style:font-size-complex="12pt" style:font-style-complex="normal" style:font-weight-complex="bold"/>
    </style:style>
    <style:style style:name="T26" style:family="text">
      <style:text-properties fo:color="#000000" style:font-name="Calibri" fo:font-size="12pt" fo:font-style="normal" style:text-underline-style="none" fo:font-weight="bold" officeooo:rsid="0053bd66" style:font-name-asian="Calibri-Bold" style:font-size-asian="12pt" style:font-style-asian="normal" style:font-weight-asian="bold" style:font-name-complex="Calibri-Bold" style:font-size-complex="12pt" style:font-style-complex="normal" style:font-weight-complex="bold"/>
    </style:style>
    <style:style style:name="T27" style:family="text">
      <style:text-properties fo:color="#000000" style:font-name="Calibri" fo:font-size="11pt" style:text-underline-style="none" fo:font-weight="normal" style:font-name-asian="Calibri-Bold" style:font-size-asian="11pt" style:font-weight-asian="normal" style:font-name-complex="Calibri-Bold" style:font-size-complex="11pt" style:font-weight-complex="normal"/>
    </style:style>
    <style:style style:name="T28" style:family="text">
      <style:text-properties fo:color="#000000" style:font-name="Calibri" fo:font-size="11pt" style:text-underline-style="none" fo:font-weight="normal" officeooo:rsid="005369a2" style:font-name-asian="Calibri-Bold" style:font-size-asian="11pt" style:font-weight-asian="normal" style:font-name-complex="Calibri-Bold" style:font-size-complex="11pt" style:font-weight-complex="normal"/>
    </style:style>
    <style:style style:name="T29" style:family="text">
      <style:text-properties fo:color="#000000" style:text-position="0% 100%" style:font-name="Calibri" fo:font-size="12pt" fo:font-style="normal" style:text-underline-style="none" fo:font-weight="bold" officeooo:rsid="00361f7e" style:font-name-asian="Calibri-Bold" style:font-size-asian="12pt" style:font-style-asian="normal" style:font-weight-asian="bold" style:font-name-complex="Calibri-Bold" style:font-size-complex="12pt" style:font-style-complex="normal" style:font-weight-complex="bold"/>
    </style:style>
    <style:style style:name="T30" style:family="text">
      <style:text-properties fo:color="#000000" style:text-position="0% 100%" style:font-name="Calibri" fo:font-size="12pt" fo:font-style="normal" style:text-underline-style="none" fo:font-weight="bold" officeooo:rsid="0053bd66" style:font-name-asian="Calibri-Bold" style:font-size-asian="12pt" style:font-style-asian="normal" style:font-weight-asian="bold" style:font-name-complex="Calibri-Bold" style:font-size-complex="12pt" style:font-style-complex="normal" style:font-weight-complex="bold"/>
    </style:style>
    <style:style style:name="T31" style:family="text">
      <style:text-properties officeooo:rsid="0052a76d"/>
    </style:style>
    <style:style style:name="T32" style:family="text">
      <style:text-properties officeooo:rsid="00836514"/>
    </style:style>
    <style:style style:name="T33" style:family="text">
      <style:text-properties officeooo:rsid="008516f1"/>
    </style:style>
    <style:style style:name="T34" style:family="text">
      <style:text-properties officeooo:rsid="005369a2"/>
    </style:style>
    <style:style style:name="T35" style:family="text">
      <style:text-properties officeooo:rsid="00853536"/>
    </style:style>
    <style:style style:name="T36" style:family="text">
      <style:text-properties officeooo:rsid="008882f3"/>
    </style:style>
    <style:style style:name="T37" style:family="text">
      <style:text-properties officeooo:rsid="00899f41"/>
    </style:style>
    <style:style style:name="T38" style:family="text">
      <style:text-properties officeooo:rsid="0089daff"/>
    </style:style>
    <style:style style:name="T39" style:family="text">
      <style:text-properties officeooo:rsid="008cc2bf"/>
    </style:style>
    <style:style style:name="T40" style:family="text">
      <style:text-properties officeooo:rsid="0090827d"/>
    </style:style>
    <style:style style:name="T41" style:family="text">
      <style:text-properties officeooo:rsid="008ee467"/>
    </style:style>
    <style:style style:name="T42" style:family="text">
      <style:text-properties officeooo:rsid="0091046f"/>
    </style:style>
    <style:style style:name="T43" style:family="text">
      <style:text-properties officeooo:rsid="008cff22"/>
    </style:style>
    <style:style style:name="T44" style:family="text">
      <style:text-properties officeooo:rsid="008be59a"/>
    </style:style>
    <style:style style:name="T45" style:family="text">
      <style:text-properties officeooo:rsid="0055413d"/>
    </style:style>
    <style:style style:name="T46" style:family="text">
      <style:text-properties officeooo:rsid="00556e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OMPTE-RENDU DU CONSEIL MUNICIPAL DE LA COMMUNE DE MONTREUIL-EN-TOURAINE</text:p>
      <text:p text:style-name="P53"><text:span text:style-name="T8">Séance du </text:span><text:span text:style-name="T10">28 juin</text:span><text:span text:style-name="T9"> 2016</text:span><text:tab/><text:tab/>D<text:span text:style-name="T8">ate de la convocation</text:span> :<text:span text:style-name="T6"> </text:span><text:span text:style-name="T7">21 juin 2016</text:span></text:p>
      <text:p text:style-name="P5"><text:span text:style-name="T8">Nombre de conseillers en exercice</text:span> : 1<text:span text:style-name="T14">3</text:span></text:p>
      <text:p text:style-name="P5"><text:span text:style-name="T8">Nombre de présents</text:span> : <text:span text:style-name="T31">9</text:span></text:p>
      <text:p text:style-name="P5"><text:span text:style-name="T8">Nombre d’exprimés</text:span> : <text:span text:style-name="T31">9</text:span></text:p>
      <text:p text:style-name="P44"/>
      <text:p text:style-name="P44">L’an deux mil <text:span text:style-name="T13">seize</text:span> le <text:span text:style-name="T31">28 juin </text:span>à dix-neuf heures, le Conseil Municipal de cette commune, régulièrement convoqué, s’est réuni au nombre prescrit par la loi, dans le lieu habituel de ses séances, sous la présidence de Monsieur Jean-Luc Padiolleau, Maire.</text:p>
      <text:p text:style-name="P44"/>
      <text:p text:style-name="P34"><text:span text:style-name="T4">Présents : </text:span><text:tab/><text:span text:style-name="T15">Jean-Luc Padiolleau, </text:span><text:span text:style-name="T18">Jean Claude Adumeau, </text:span><text:span text:style-name="T15">Philippe </text:span><text:span text:style-name="T16">D</text:span><text:span text:style-name="T15">erogis, </text:span><text:span text:style-name="T17">Marie Bernier,</text:span><text:span text:style-name="T15"> Isabelle Cambronne Bobin, Mireille Cicutti, Christian Galimant, Mathieu Ménard, Michelle Roquin</text:span></text:p>
      <text:p text:style-name="P46"/>
      <text:p text:style-name="P50"><text:span text:style-name="T21">Absent</text:span><text:span text:style-name="T22">s </text:span><text:span text:style-name="T23">Patrick Bigot, Chantal Morlec, Isabelle Denis, Jean-Emmanuel Massue</text:span></text:p>
      <text:p text:style-name="P47"/>
      <text:p text:style-name="P45"><text:span text:style-name="T5">Secrétaire de séance</text:span> : <text:span text:style-name="T31">Marie Bernier</text:span></text:p>
      <text:p text:style-name="P25"/>
      <text:p text:style-name="P25">Ordre du jour :</text:p>
      <text:list xml:id="list1260222431335259605" text:style-name="L1">
        <text:list-item>
          <text:p text:style-name="P66">Décision modificative n°1</text:p>
        </text:list-item>
        <text:list-item>
          <text:p text:style-name="P67">Avis sur projet de plan partenarial de gestion de la demande de logement social proposé par la CCVA</text:p>
        </text:list-item>
        <text:list-item>
          <text:p text:style-name="P67">Désignation de référents pour le montage et démontage de matériels intercommunaux</text:p>
        </text:list-item>
        <text:list-item>
          <text:p text:style-name="P67">Vote de nouveaux tarifs communaux</text:p>
        </text:list-item>
        <text:list-item>
          <text:p text:style-name="P67">Déplacement de la salle des mariages</text:p>
        </text:list-item>
        <text:list-item>
          <text:p text:style-name="P67">Cession de chemins ruraux</text:p>
        </text:list-item>
        <text:list-item>
          <text:p text:style-name="P67">Remboursement des travaux effectués au 1<text:span text:style-name="T34">6</text:span> rue du Bourg</text:p>
        </text:list-item>
        <text:list-item>
          <text:p text:style-name="P67">Fermeture de la Mairie pendant les vacances estivales</text:p>
        </text:list-item>
        <text:list-item>
          <text:p text:style-name="P68">Questions diverses </text:p>
        </text:list-item>
      </text:list>
      <text:p text:style-name="P6"/>
      <text:h text:style-name="P69" text:outline-level="2">1. Décision modificative n°1</text:h>
      <text:p text:style-name="P32">Monsieur le Maire explique aux conseillers municipaux la nécessité de procéder à des modifications d'imputations budgétaires correspondant à la nécessité d'augmenter les crédits à l'article 16818 (emprunt) pour un montant de 115€, à l'article 73925 (FPIC) pour un montant de 1 257,09€. Il soumet donc la décision modificative ci-dessous à l'approbation de l'assemblée :</text:p>
      <text:p text:style-name="P32"/>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3">Section</text:p>
          </table:table-cell>
          <table:table-cell table:style-name="Tableau2.A1" office:value-type="string">
            <text:p text:style-name="P43">Chapitre</text:p>
          </table:table-cell>
          <table:table-cell table:style-name="Tableau2.A1" office:value-type="string">
            <text:p text:style-name="P43">Comptes</text:p>
          </table:table-cell>
          <table:table-cell table:style-name="Tableau2.D1" office:value-type="string">
            <text:p text:style-name="P43">Dépenses</text:p>
          </table:table-cell>
        </table:table-row>
        <table:table-row>
          <table:table-cell table:style-name="Tableau2.A7" office:value-type="string">
            <text:p text:style-name="P42">Fonctionnement</text:p>
          </table:table-cell>
          <table:table-cell table:style-name="Tableau2.B7" office:value-type="string">
            <text:p text:style-name="P42">022</text:p>
          </table:table-cell>
          <table:table-cell table:style-name="Tableau2.C7" office:value-type="string">
            <text:p text:style-name="P42">022</text:p>
          </table:table-cell>
          <table:table-cell table:style-name="Tableau2.D7" office:value-type="string">
            <text:p text:style-name="Table_20_Contents">-<text:span text:style-name="T45">1 257,09€</text:span></text:p>
          </table:table-cell>
        </table:table-row>
        <table:table-row>
          <table:table-cell table:style-name="Tableau2.A7" office:value-type="string">
            <text:p text:style-name="P42">Fonctionnement</text:p>
          </table:table-cell>
          <table:table-cell table:style-name="Tableau2.B7" office:value-type="string">
            <text:p text:style-name="P42">014</text:p>
          </table:table-cell>
          <table:table-cell table:style-name="Tableau2.C7" office:value-type="string">
            <text:p text:style-name="P42">73925</text:p>
          </table:table-cell>
          <table:table-cell table:style-name="Tableau2.D7" office:value-type="string">
            <text:p text:style-name="P42">1 257,09€</text:p>
          </table:table-cell>
        </table:table-row>
        <table:table-row>
          <table:table-cell table:style-name="Tableau2.A7" office:value-type="string">
            <text:p text:style-name="P42">Fonctionnement</text:p>
          </table:table-cell>
          <table:table-cell table:style-name="Tableau2.B7" office:value-type="string">
            <text:p text:style-name="P42">011</text:p>
          </table:table-cell>
          <table:table-cell table:style-name="Tableau2.C7" office:value-type="string">
            <text:p text:style-name="P42">60623</text:p>
          </table:table-cell>
          <table:table-cell table:style-name="Tableau2.D7" office:value-type="string">
            <text:p text:style-name="Table_20_Contents">-<text:span text:style-name="T45">7 229,00€</text:span></text:p>
          </table:table-cell>
        </table:table-row>
        <table:table-row>
          <table:table-cell table:style-name="Tableau2.A7" office:value-type="string">
            <text:p text:style-name="P42">Fonctionnement</text:p>
          </table:table-cell>
          <table:table-cell table:style-name="Tableau2.B7" office:value-type="string">
            <text:p text:style-name="P42">011</text:p>
          </table:table-cell>
          <table:table-cell table:style-name="Tableau2.C7" office:value-type="string">
            <text:p text:style-name="P42">6078</text:p>
          </table:table-cell>
          <table:table-cell table:style-name="Tableau2.D7" office:value-type="string">
            <text:p text:style-name="P42">7 229,00€</text:p>
          </table:table-cell>
        </table:table-row>
        <table:table-row>
          <table:table-cell table:style-name="Tableau2.A7" office:value-type="string">
            <text:p text:style-name="P42">Investissement</text:p>
          </table:table-cell>
          <table:table-cell table:style-name="Tableau2.B7" office:value-type="string">
            <text:p text:style-name="P42">10</text:p>
          </table:table-cell>
          <table:table-cell table:style-name="Tableau2.C7" office:value-type="string">
            <text:p text:style-name="P42">10223</text:p>
          </table:table-cell>
          <table:table-cell table:style-name="Tableau2.D7" office:value-type="string">
            <text:p text:style-name="Table_20_Contents">-<text:span text:style-name="T45">115,00€</text:span></text:p>
          </table:table-cell>
        </table:table-row>
        <table:table-row>
          <table:table-cell table:style-name="Tableau2.A7" office:value-type="string">
            <text:p text:style-name="P42">Investissement</text:p>
          </table:table-cell>
          <table:table-cell table:style-name="Tableau2.B7" office:value-type="string">
            <text:p text:style-name="P42">16</text:p>
          </table:table-cell>
          <table:table-cell table:style-name="Tableau2.C7" office:value-type="string">
            <text:p text:style-name="P42">16818</text:p>
          </table:table-cell>
          <table:table-cell table:style-name="Tableau2.D7" office:value-type="string">
            <text:p text:style-name="P42">115,00€</text:p>
          </table:table-cell>
        </table:table-row>
      </table:table>
      <text:p text:style-name="P32"/>
      <text:p text:style-name="P33">Le conseil municipal, à l'unanimité, approuve la DM1.</text:p>
      <text:p text:style-name="P33"/>
      <text:p text:style-name="P35"><text:soft-page-break/><text:span text:style-name="T30">2. </text:span><text:span text:style-name="T29">Avis sur projet de plan partenarial de gestion de la demande de logement social proposé par la CCVA</text:span></text:p>
      <text:p text:style-name="P8">Par délibération n°2015-09-10 la communauté de communes du Val d'Amboise décide de procéder à l'élaboration d'un plan partenarial de gestion de la demande de logement social et d'information des demandeurs. </text:p>
      <text:p text:style-name="P8">Le 12 mai 2016, le conseil communautaire arrête le projet de plan partenarial, et engage la consultation auprès des communes membres.</text:p>
      <text:p text:style-name="P8">Une consultation a été menée auprès des communes membres afin de recenser les besoins, et faire un diagnostic de l'état, ses éléments <text:span text:style-name="T32">sont venus s'intégrer dans le projet de plan.</text:span></text:p>
      <text:p text:style-name="P9"/>
      <text:p text:style-name="P8">Le projet de plan partenarial est donc porté à la connaissance des élus afin que chacun puisse émettre son opinion.</text:p>
      <text:p text:style-name="P8">Monsieur le Maire rappelle les grandes lignes directrices :</text:p>
      <text:p text:style-name="P8">défini sur les 6 prochaines années, le document présente les mesures destinées à assurer la gestion partagée des demandes de logement social et à satisfaire le droit à l'information du demandeur, en fonction des besoins en logement social et des circonstances locales.</text:p>
      <text:p text:style-name="P8"/>
      <text:p text:style-name="P10">Après en avoir débattu, les conseillers municipaux, <text:span text:style-name="T33">à l'unanimité </text:span>:</text:p>
      <text:list xml:id="list1112282959249820461" text:style-name="L2">
        <text:list-item>
          <text:p text:style-name="P55">émettent un avis favorable <text:span text:style-name="T33">au projet de plan partenarial proposé par la CCVA</text:span></text:p>
        </text:list-item>
        <text:list-item>
          <text:p text:style-name="P56">déclarent que la commune adhérera au fichier partagé.</text:p>
        </text:list-item>
      </text:list>
      <text:p text:style-name="P30"/>
      <text:h text:style-name="P70" text:outline-level="2"><text:span text:style-name="T26">3. </text:span><text:span text:style-name="T25">D</text:span><text:span text:style-name="T24">ésignation de référents pour le montage et démontage de matériels intercommunaux</text:span></text:h>
      <text:p text:style-name="P12">Lors du bureau intercommunautaire du 1<text:span text:style-name="T3">er</text:span> juin, les modalités de prêt du matériel ont été redéfinis. Une nouvelle convention est donc établi, il convient également de désigner 2 référents <text:span text:style-name="T35">communaux, dont au moins 1 devra être présent lors du </text:span><text:s/>montage et <text:span text:style-name="T35">du </text:span>démontage du matériel.</text:p>
      <text:p text:style-name="P12"/>
      <text:p text:style-name="P11">Après en avoir délibéré et à <text:span text:style-name="T36">l'unanimité</text:span> les conseillers municipaux désignent :</text:p>
      <text:p text:style-name="P11"><text:span text:style-name="T8">Erick Fougeray,</text:span> agent communal, et <text:span text:style-name="T8">Philippe Dérogis</text:span>, Adjoint en charge de la vie associative référents au niveau de la commune de Montreuil-en- Touraine.</text:p>
      <text:p text:style-name="P30"/>
      <text:h text:style-name="P71" text:outline-level="2"><text:span text:style-name="T1">4. </text:span>Vote de nouveaux tarifs communaux</text:h>
      <text:p text:style-name="P13">Monsieur Padiolleau, Maire de Montreuil-en-Touraine, propose de redéfinir la grille tarifaire de la garderie. Afin d'appliquer des coûts de garderie proportionnels au temps réel effectué, Monsieur Padiolleau propose d'appliquer <text:s/>un tarif à la 1/2 heure de la manière suivante :</text:p>
      <text:list xml:id="list3076107800694970736" text:style-name="L3">
        <text:list-item>
          <text:p text:style-name="P57">la 1/2 heure : 0,50€.</text:p>
        </text:list-item>
        <text:list-item>
          <text:p text:style-name="P57">Après 18h 30 (heure de fermeture de la garderie) appliquer une majoration à 2€ la 1/2. Après 2 retards dans l'année scolaire une pénalité de 20€ sera facturée aux parents.</text:p>
        </text:list-item>
      </text:list>
      <text:p text:style-name="P13"/>
      <text:p text:style-name="P14">Par ailleurs compte tenu des contraintes de transport scolaire liées au fonctionnement du RPI, Les fratries dont l'un des enfants est scolarisé à Neuillé le Lierre ne seront pas facturées :</text:p>
      <text:p text:style-name="P14">le matin de 8heures 20 (heure de départ du car) à 8heures 45 (heure de début de classe des maternelles).</text:p>
      <text:p text:style-name="P14">Le soir de 16heures (fin de classe des maternelles) à 16 heures 40 (heure d'arrivée du car de Neuillé le Lierre).</text:p>
      <text:p text:style-name="P14"/>
      <text:p text:style-name="P14">Après en avoir délibéré et à <text:span text:style-name="T37">l'unanimité, </text:span>le conseil municipal décide :</text:p>
      <text:list xml:id="list1221182925047638251" text:style-name="L4">
        <text:list-item>
          <text:p text:style-name="P58">d'entériner les tarifs et les modalités proposés</text:p>
        </text:list-item>
        <text:list-item>
          <text:p text:style-name="P58">d'autoriser le Maire à signer tous les actes nécessaires à l'aboutissement du dossier</text:p>
        </text:list-item>
        <text:list-item>
          <text:p text:style-name="P58">que ces nouvelles dispositions seront applicables dès la rentrée scolaire 2016/2017.</text:p>
        </text:list-item>
      </text:list>
      <text:p text:style-name="P31"/>
      <text:h text:style-name="P71" text:outline-level="2"><text:span text:style-name="T1">5. </text:span>Déplacement de la salle des Mariages</text:h>
      <text:p text:style-name="P15">Monsieur le Maire explique que l'article 75 du Code civil impose que les mariages soient célébrés dans la Mairie. Cependant à titre exceptionnel, en cas d'impossibilité temporaire, les mariages peuvent être célébrés dans un autre lieu.</text:p>
      <text:p text:style-name="P15">Or les travaux de réaménagement du centre bourg vont représenter une g<text:span text:style-name="T34">ê</text:span>ne quant à l'accessibilité du bâtiment et à la circulation et stationnement des véhicules. Monsieur le Maire propose en conséquence que la salle des mariages soit transféré le temps des travaux dans la salle « La Bergerie ».</text:p>
      <text:p text:style-name="P15"><text:soft-page-break/></text:p>
      <text:p text:style-name="P15">Ce lieu n'étant pas dans « la maison commune », il convient que le conseil municipal se prononce sur l'affectation de cette salle comme salle des mariages.</text:p>
      <text:p text:style-name="P15">Monsieur le Procureur est également sollicité pour donner son accord.</text:p>
      <text:p text:style-name="P15"/>
      <text:p text:style-name="P15"><text:span text:style-name="T34">Après en avoir <text:s/>débattu à 1 voix contre, 2 abstentions, le conseil municipal décide </text:span>:</text:p>
      <text:list xml:id="list1935967805780450424" text:style-name="L5">
        <text:list-item>
          <text:p text:style-name="P59">d'affecter temporairement la salle « la Bergerie » située <text:span text:style-name="T38">place du Château à la célébration des mariages pendant la durée des travaux,</text:span></text:p>
        </text:list-item>
        <text:list-item>
          <text:p text:style-name="P59"><text:span text:style-name="T38">d'autoriser le Maire <text:s/>à signer les documents relatifs à cette affectation. </text:span><text:s/></text:p>
        </text:list-item>
      </text:list>
      <text:p text:style-name="P28"/>
      <text:h text:style-name="P71" text:outline-level="2"><text:span text:style-name="T1">6. </text:span>Cession de chemins ruraux</text:h>
      <text:p text:style-name="P17">M. et Mme POURRAT, domiciliés 92 quai de la Loire à Rochecorbon, sont propriétaires des parcelles Z<text:span text:style-name="T34">P13, ZP18 et E</text:span> <text:span text:style-name="T39">sur la commune de Montreuil-en-Touraine, </text:span>desservies par les chemins ruraux 26 et 24.</text:p>
      <text:p text:style-name="P18">Il apparaît sur le plan cadastral joint que </text:p>
      <text:p text:style-name="P18">le chemin 24 dessert sur 400m uniquement les parcelles ZP13, ZP18 et E, qui leur appartiennent </text:p>
      <text:p text:style-name="P18">le CR 26 <text:span text:style-name="T1">à compter de la parcelle E249 et sur une longueur de 800m puisque ce chemin longe les parcelles E259 et E398 </text:span>également propriétés de M. et Mme POURRAT. </text:p>
      <text:p text:style-name="P18">Compte tenu de ces éléments, M. et Mme POURRAT souhaiteraient acquérir ces chemins ruraux pour une longueur totale de 1200m telle que décrite.</text:p>
      <text:p text:style-name="P19">Monsieur le Maire précise à l'assemblée qu'une enquête publique sera certainement nécessaire ce qui engendrera des frais supplémentaires que la municipalité ne souhaite pas supporter. Monsieur le Maire suggère que l'étude du dossier soit reportée afin d'avoir tous les éléments nécessaires à la prise de décision.</text:p>
      <text:p text:style-name="P16"/>
      <text:p text:style-name="P29"><text:span text:style-name="T1">7. </text:span>Remboursement des travaux effectués au 16 rue du Bourg</text:p>
      <text:p text:style-name="P24">Monsieur le Maire rappelle à l'assemblée que par délibération 2/2014 en date du 11 mars 2014, le conseil municipal avait décidé de refacturer les travaux de réfection du logement communal aux locataires sortants M. et Mme Bernier. La somme réclamée s'élevait à 1 1128,74€. </text:p>
      <text:p text:style-name="P24">Compte tenu des difficultés financières du couple Monsieur le Maire propose que <text:span text:style-name="T42">seule la caution d'un montant de 633,94€ soit conservée, le reliquat de 494,80€ ne sera pas réclamé à M. et Mme Bernier.</text:span></text:p>
      <text:p text:style-name="P24"/>
      <text:p text:style-name="P24">Après en avoir débattu, à <text:span text:style-name="T40">la majorité des voix, moins l'abstention de Mme Roquin (étant la mère d'un des locataires concernés) </text:span><text:s/>les élus décident d'approuver cette proposition <text:span text:style-name="T41">.</text:span></text:p>
      <text:p text:style-name="P24"/>
      <text:p text:style-name="P29"><text:span text:style-name="T1">8. </text:span>Fermeture de la Mairie pendant les vacances d'été</text:p>
      <text:p text:style-name="P20">Comme tous les ans, durant les congés <text:span text:style-name="T44">d'été </text:span>des agents administratifs de la commune, il est proposé que la mairie soit <text:s/>fermée le samedi matin. </text:p>
      <text:p text:style-name="P21"/>
      <text:p text:style-name="P21">Le Maire propose à l'assemblée que ces créneaux horaires soient appliqués du 1<text:span text:style-name="T44">6</text:span> juillet jusqu'au 2<text:span text:style-name="T44">0</text:span> août. Les horaires et jours d'ouverture s'organiseront de la manière suivante :</text:p>
      <text:p text:style-name="P54">Lundi, mardi, jeudi : 13h 30 à 17h 30</text:p>
      <text:p text:style-name="P54">Mercredi : 9h à 12h</text:p>
      <text:p text:style-name="P54">Fermeture le samedi matin.</text:p>
      <text:p text:style-name="P48">En cas de nécessité les habitants pourront prendre RV avec un élu le samedi matin pour leurs démarches administratives.</text:p>
      <text:p text:style-name="P49">Les conseillers municipaux acceptent à <text:span text:style-name="T43">l'unanimité</text:span> cette disposition.</text:p>
      <text:p text:style-name="P48"/>
      <text:p text:style-name="P52"><text:span text:style-name="T1">9. </text:span>Location de la salle des fêtes à l'association MCCA</text:p>
      <text:p text:style-name="P22">L'association Moto Club Castel Ambacia (MCCA) souhaiterait organiser son repas de fin d'année dans la salle des fêtes de la commune. La salle leur est habituellement louée à un tarif privilégié justifié par l'implication de l'association dans les manifestations organisées lors du téléthon. </text:p>
      <text:p text:style-name="P23">Cependant l'association ne participe plus au téléthon depuis 2 ans, en conséquence le conseil municipal décide, à l'unanimité, qu'un tarif de 100€ leur sera encore appliqué cette année mais ne sera pas renouvelé en l'absence de participation à cette manifestation.</text:p>
      <text:p text:style-name="P48"/>
      <text:p text:style-name="P48"/>
      <text:p text:style-name="P51"><text:soft-page-break/><text:span text:style-name="T1">10. </text:span>Questions diverses</text:p>
      <text:list xml:id="list793029559240569483" text:style-name="L6">
        <text:list-item>
          <text:p text:style-name="P60">Association Bul'de Mômes : L'association informe qu'elle n'assurera plus le centre de loisirs sur la commune en raison d'un trop faible taux d'inscription. Afin de faire un diagnostic en la matière, Monsieur le Maire propose de distribuer avant les vacances un questionnaire à la population concernée.</text:p>
        </text:list-item>
        <text:list-item>
          <text:p text:style-name="P63"><text:span text:style-name="T28">T</text:span><text:span text:style-name="T27">ravaux d'aménagement : les travaux débuteront le 6 juillet, une réunion de chantier est prévue le 7 juillet</text:span></text:p>
        </text:list-item>
      </text:list>
      <text:list xml:id="list2093405237027397177" text:style-name="L7">
        <text:list-item>
          <text:p text:style-name="P61">Commune nouvelle : La municipalité de Saint Ouen décide d'instaurer des commissions de travail pour le projet de fusion de communes.</text:p>
        </text:list-item>
      </text:list>
      <text:p text:style-name="P62"/>
      <text:p text:style-name="P62"/>
      <text:p text:style-name="P26"><text:span text:style-name="T19">Le prochain conseil municipal est fixé au </text:span><text:span text:style-name="T11">Mardi </text:span><text:span text:style-name="T12">30 août</text:span><text:span text:style-name="T11"> à 19 heures</text:span><text:span text:style-name="T19">.</text:span></text:p>
      <text:p text:style-name="P27"/>
      <text:p text:style-name="P27">La séance est levée à 21 heures <text:span text:style-name="T46">3</text:span>0.</text:p>
      <text:p text:style-name="P7"/>
      <text:p text:style-name="P7"/>
      <text:p text:style-name="P7"/>
      <text:p text:style-name="P7"/>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40">Jean-Luc Padiolleau – Maire</text:p>
            <text:p text:style-name="P40"/>
            <text:p text:style-name="P40"/>
          </table:table-cell>
          <table:table-cell table:style-name="Tableau1.B1" office:value-type="string">
            <text:p text:style-name="P40">Patrick Bigot – 1<text:span text:style-name="T3">er</text:span> Adjoint</text:p>
          </table:table-cell>
          <table:table-cell table:style-name="Tableau1.C1" office:value-type="string">
            <text:p text:style-name="P40">Chantal Morlec – 2ème Adjoint – </text:p>
            <text:p text:style-name="P40"/>
            <text:p text:style-name="P40"/>
          </table:table-cell>
        </table:table-row>
        <table:table-row table:style-name="Tableau1.1">
          <table:table-cell table:style-name="Tableau1.A2" office:value-type="string">
            <text:p text:style-name="P41">Jean-Claude Adumeau – 3ème Adjoint</text:p>
            <text:p text:style-name="P41"/>
          </table:table-cell>
          <table:table-cell table:style-name="Tableau1.A2" office:value-type="string">
            <text:p text:style-name="P40">Philippe Derogis – 4ème Adjoint</text:p>
          </table:table-cell>
          <table:table-cell table:style-name="Tableau1.C2" office:value-type="string">
            <text:p text:style-name="P39">Marie Bernier </text:p>
            <text:p text:style-name="P36"/>
            <text:p text:style-name="P36"/>
          </table:table-cell>
        </table:table-row>
        <table:table-row table:style-name="Tableau1.1">
          <table:table-cell table:style-name="Tableau1.A2" office:value-type="string">
            <text:p text:style-name="P36">Isabelle Cambronne-Bobin</text:p>
            <text:p text:style-name="P36"/>
            <text:p text:style-name="P36"/>
          </table:table-cell>
          <table:table-cell table:style-name="Tableau1.B3" office:value-type="string">
            <text:p text:style-name="P36">Mireille Cicutti</text:p>
          </table:table-cell>
          <table:table-cell table:style-name="Tableau1.C3" office:value-type="string">
            <text:p text:style-name="P36">Isabelle Denis</text:p>
            <text:p text:style-name="P36"/>
          </table:table-cell>
        </table:table-row>
        <table:table-row table:style-name="Tableau1.1">
          <table:table-cell table:style-name="Tableau1.A4" office:value-type="string">
            <text:p text:style-name="P36">Christian Galimant</text:p>
            <text:p text:style-name="P36"/>
          </table:table-cell>
          <table:table-cell table:style-name="Tableau1.B4" office:value-type="string">
            <text:p text:style-name="P38"><text:span text:style-name="T20">J</text:span>ean-Emmanuel Massue</text:p>
            <text:p text:style-name="P36"/>
            <text:p text:style-name="P36"/>
          </table:table-cell>
          <table:table-cell table:style-name="Tableau1.C2" office:value-type="string">
            <text:p text:style-name="P4">Mathieu Ménard</text:p>
          </table:table-cell>
        </table:table-row>
        <table:table-row table:style-name="Tableau1.1">
          <table:table-cell table:style-name="Tableau1.A5" office:value-type="string">
            <text:p text:style-name="P4">Michelle Roquin</text:p>
            <text:p text:style-name="P3"/>
            <text:p text:style-name="P37"/>
            <text:p text:style-name="P37"/>
          </table:table-cell>
          <table:table-cell table:style-name="Tableau1.B5" office:value-type="string">
            <text:p text:style-name="P2"/>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53bd66"/>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8 juin </text:span>201<text:span text:style-name="MT2">6</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8-10T09:57:52.365000000</dc:date>
    <meta:editing-duration>P7DT9H41M28S</meta:editing-duration>
    <meta:editing-cycles>376</meta:editing-cycles>
    <meta:generator>LibreOffice/5.0.0.5$Windows_x86 LibreOffice_project/1b1a90865e348b492231e1c451437d7a15bb262b</meta:generator>
    <meta:document-statistic meta:table-count="2" meta:image-count="0" meta:object-count="0" meta:page-count="4" meta:paragraph-count="125" meta:word-count="1602" meta:character-count="9965" meta:non-whitespace-character-count="8483"/>
    <meta:user-defined meta:name="Info 1"/>
    <meta:user-defined meta:name="Info 2"/>
    <meta:user-defined meta:name="Info 3"/>
    <meta:user-defined meta:name="Info 4"/>
  </office:meta>
</office:document-meta>
</file>